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eam Interface for Headmaster</text:p>
      <text:p text:style-name="Standard"/>
      <text:p text:style-name="Standard">Headmaster is an application that just screams to be implemented on a mobile, touch-based platform. <text:s/>The system itself is designed to keep records of all of the student body, which itself is not stationary or based solely around a classroom. <text:s/>With all of its administrative information, such as Student's information, Events, and Grants, Headmaster would prove to be a viable resource to be available at one's fingertips at a seconds notice. Mobility is key in today's world; as technology moves forward, the push for easy-access, portable devices is strengthened. <text:s/>No one has time to be tethered down to a power cord, or even to sit down with a laptop. <text:s/>Physical keyboards have been replaced with on-screen ones; mice have been nixed in favor of the touchscreen. Thus, the next step for the Headmaster system is to be designed for a mobile, touch-based platform. <text:s text:c="2"/></text:p>
      <text:p text:style-name="Standard"/>
      <text:p text:style-name="Standard">All administrative offices will be equipped with a set of 20 iPads, which are each outfitted with a fingerprint scanner. <text:s/>Each of these will be loaded with and are completely devoted to the Headmaster system. <text:s/>In order to check out an iPad, one must scan their fingerprint. <text:s/>This will give the appropriate permissions to that user. <text:s/></text:p>
      <text:p text:style-name="Standard"/>
      <text:p text:style-name="Standard">The Headmaster System</text:p>
      <text:p text:style-name="Standard">The Headmaster System is a system in which a user can access student information including all academic records as well as information about grants and events. <text:s/></text:p>
      <text:p text:style-name="Standard">There will be three types of accounts, professor/instructor, administrators, students. <text:s/></text:p>
      <text:p text:style-name="Standard">All three can change student information, but the student and their student advisor must approve. <text:s/>Deans of colleges can override all three. <text:s/></text:p>
      <text:p text:style-name="Standard"/>
      <text:p text:style-name="Standard">Implementation</text:p>
      <text:p text:style-name="Standard"/>
      <text:p text:style-name="Standard">Home Screen</text:p>
      <text:p text:style-name="Standard">The home screen includes a toolbar, </text:p>
      <text:p text:style-name="Standard">In order to create consistency (Smith and Mosier 1986) a toolbar is fixed to the top of each page. The toolbar at the top will always contain the date, time, a link to the home page, a log out button, and a search function, mostly all represented with symbols. <text:s/>There will also be a pull-down menu in which everything can be accessed through in textual form. <text:s/>This is with the World Wide Web Consortium's guideline that states “Provide a text equivalent for every non-text element.” </text:p>
      <text:p text:style-name="Standard">The home page button will be represented by a house symbol and the log out button will be represented by a power symbol. <text:s/>The home page symbol will appear next to the search bar symbol on the right-most side of the toolbar whereas the log out symbol will be on the left most side, to lessen errors(i.e. accidental log out). <text:s text:c="4"/></text:p>
      <text:p text:style-name="Standard">The search bar will be compacted to a magnifying glass symbol until use to save space within the toolbar. <text:s/>The search bar will feature voice input, as well as predictions, so that the user can create input in a variety of different methods. <text:s/></text:p>
      <text:p text:style-name="Standard"/>
      <text:p text:style-name="Standard">The home screen also incorporates a simple swiss style design, with a bootstrap-y asthetic. <text:s/>Since Headmaster is mainly meant to send/retrieve information about students, I feel a simpler design would not only run more efficiently (i.e. less time for </text:p>
      <text:p text:style-name="Standard"/>
      <text:p text:style-name="Standard">Student Screen</text:p>
      <text:p text:style-name="Standard">The student page details all specifics about the student, including all of the features already implemented in the current Headmaster system.</text:p>
      <text:p text:style-name="Standard"/>
      <text:p text:style-name="Standard">A CAPP report is accessible only if Headmaster is logged on with that student's account or that student's advisor's account. <text:s/>The CAPP report can be accessed by either an administrator or instructor with the swipe of that student's finger.</text:p>
      <text:p text:style-name="Standard"><text:soft-page-break/></text:p>
      <text:p text:style-name="Standard">Event Screen</text:p>
      <text:p text:style-name="Standard"/>
      <text:p text:style-name="Standard">Grants Screen</text:p>
      <text:p text:style-name="Standard"/>
      <text:p text:style-name="Standard">The Classroom Setting</text:p>
      <text:p text:style-name="Standard">When a person enters a classroom, the iPad will automatically sense the location via a short-range Bluetooth transmitter which will broadcast the location of the room. <text:s/>Based upon the time and classroom location, Headmaster will retrieve a roster for the appropriate users, namely the instructor of the course or an administrator. <text:s/></text:p>
      <text:p text:style-name="Standard">For an instructor, the roster appears along with the MYLMUConnect course page. <text:s/>From the roster, the instructor is able to access student pages by simply swiping the student's information or taping their photo. <text:s/></text:p>
      <text:p text:style-name="Standard">If Headmaster is logged on with a student account, it will provide only course information which would detail prerequisites, instructors, times, and avaliability. If that student is enrolled in the course, the MYLMUConnect course page will appear. It will also register that the student is present on the instructor's roster. Alternatively, if that student is supposed to be in a different class, a warning will appear telling the student that he or she is in the incorrect classroom. <text:s/></text:p>
      <text:p text:style-name="Standard"/>
      <text:p text:style-name="Standard">The Student Page</text:p>
      <text:p text:style-name="Standard"/>
      <text:p text:style-name="Standard"/>
      <text:p text:style-name="Standard"/>
      <text:p text:style-name="Standard"/>
      <text:p text:style-name="Standard">Events</text:p>
      <text:p text:style-name="Standard">Integration with MYLMUConnect, connect with LionMail Google Calendar</text:p>
      <text:p text:style-name="Standard"/>
      <text:p text:style-name="Standard">Gran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SH </meta:initial-creator>
    <meta:creation-date>2012-11-26T22:29:03</meta:creation-date>
    <dc:date>2012-11-29T01:05:57</dc:date>
    <dc:creator>KSH </dc:creator>
    <meta:editing-duration>PT21H23M32S</meta:editing-duration>
    <meta:editing-cycles>18</meta:editing-cycles>
    <meta:generator>LibreOffice/3.5$Linux_X86_64 LibreOffice_project/350m1$Build-2</meta:generator>
    <meta:printed-by>KSH </meta:printed-by>
    <meta:print-date>2012-11-27T19:00:57</meta:print-date>
    <meta:document-statistic meta:table-count="0" meta:image-count="0" meta:object-count="0" meta:page-count="2" meta:paragraph-count="27" meta:word-count="745" meta:character-count="4576" meta:non-whitespace-character-count="3812"/>
  </office:meta>
</office:document-meta>
</file>